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sionTool.toNumbers( Collection valu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versionTool.parseDate( String value ,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Tool.toInts(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versionTool.setStringsTrim( boolean stringsTri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Tool.toBooleans(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versionTool.parseNumber( String value , String format , Object loca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versionTool.setStringsDelimiter( String stringsDelim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Tool.toLocale(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versionTool.parseBoolea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Tool.toString( Collection 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versionTool.toDates(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versionTool.toNumber(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versionTool.parseDate( String value , String format , Object locale , TimeZone timezon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versionTool.toDouble(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versionTool.toBoolean(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versionTool.parseDate( String value , String format , Object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Tool.parseLocal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Tool.toLocales( Collection valu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versionTool.configure( ValueParser valu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versionTool.parseNumbe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Tool.toLocales(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versionTool.parseNumber( String value , Object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Tool.parseStringList(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versionTool.toBooleans( Collection valu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versionTool.getStringsTri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Tool.parseDat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Tool.parseNumber( String value ,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Tool.toDoubles(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versionTool.toCalendars( Collection valu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versionTool.setDateFormat(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Tool.parseDate( String value , Object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Tool.getNumber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Tool.setNumberFormat(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Tool.toDates( Collection valu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versionTool.toCalendars(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versionTool.toDate(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versionTool.toStrings( Object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ConversionTool.toInteger(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versionTool.toString(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versionTool.getStringsDelim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Tool.toCalendar(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versionTool.toNumbers(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versionTool.getDate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